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4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4.94pt"/>
    </style:style>
    <style:style style:name="co4" style:family="table-column">
      <style:table-column-properties fo:break-before="auto" style:column-width="89.55pt"/>
    </style:style>
    <style:style style:name="co5" style:family="table-column">
      <style:table-column-properties fo:break-before="auto" style:column-width="102.44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2" style:family="table-cell" style:parent-style-name="Default" style:data-style-name="N3">
      <style:text-properties style:font-name="Times New Roman" fo:font-size="12pt" style:font-size-asian="12pt" style:font-size-complex="12pt"/>
    </style:style>
    <style:style style:name="ce3" style:family="table-cell" style:parent-style-name="Default" style:data-style-name="N3">
      <style:table-cell-properties fo:wrap-option="wrap"/>
      <style:text-properties style:use-window-font-color="true" style:text-outline="false" style:text-line-through-style="none" style:text-line-through-type="none" style:font-name="Times New Roman" fo:font-size="12pt" fo:language="en" fo:country="ID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22">
      <style:table-cell-properties fo:wrap-option="wrap"/>
      <style:text-properties style:use-window-font-color="true" style:text-outline="false" style:text-line-through-style="none" style:text-line-through-type="none" style:font-name="Times New Roman" fo:font-size="12pt" fo:language="en" fo:country="ID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4">
      <style:text-properties style:font-name="Times New Roman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dimension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019" table:default-cell-style-name="ce1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Fields_sciences</text:p>
          </table:table-cell>
          <table:table-cell office:value-type="string" calcext:value-type="string">
            <text:p>Sum_dataset</text:p>
          </table:table-cell>
          <table:table-cell office:value-type="string" calcext:value-type="string">
            <text:p>Sum_pub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Date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Earth Sciences</text:p>
          </table:table-cell>
          <table:table-cell table:style-name="ce2" office:value-type="float" office:value="24964" calcext:value-type="float">
            <text:p>24,964</text:p>
          </table:table-cell>
          <table:table-cell table:style-name="ce3" office:value-type="float" office:value="1952207" calcext:value-type="float">
            <text:p>1,952,207</text:p>
          </table:table-cell>
          <table:table-cell table:style-name="ce4" table:formula="of:=[.D2]/[.E2]" office:value-type="float" office:value="0.0127875783664335" calcext:value-type="float">
            <text:p>0.013</text:p>
          </table:table-cell>
          <table:table-cell office:value-type="string" calcext:value-type="string">
            <text:p>https://app.dimensions.ai/discover/data_set?and_facet_for=2204</text:p>
          </table:table-cell>
          <table:table-cell office:value-type="float" office:value="20200413" calcext:value-type="float">
            <text:p>20200413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Physical sciences</text:p>
          </table:table-cell>
          <table:table-cell table:style-name="ce2" office:value-type="float" office:value="16375" calcext:value-type="float">
            <text:p>16,375</text:p>
          </table:table-cell>
          <table:table-cell table:style-name="ce2" office:value-type="float" office:value="5889770" calcext:value-type="float">
            <text:p>5,889,770</text:p>
          </table:table-cell>
          <table:table-cell table:style-name="ce4" table:formula="of:=[.D3]/[.E3]" office:value-type="float" office:value="0.00278024438984884" calcext:value-type="float">
            <text:p>0.003</text:p>
          </table:table-cell>
          <table:table-cell office:value-type="string" calcext:value-type="string">
            <text:p>https://app.dimensions.ai/discover/data_set?and_facet_for=2202</text:p>
          </table:table-cell>
          <table:table-cell office:value-type="float" office:value="20200413" calcext:value-type="float">
            <text:p>20200413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Engineering</text:p>
          </table:table-cell>
          <table:table-cell table:style-name="ce2" office:value-type="float" office:value="23606" calcext:value-type="float">
            <text:p>23,606</text:p>
          </table:table-cell>
          <table:table-cell table:style-name="ce2" office:value-type="float" office:value="11531784" calcext:value-type="float">
            <text:p>11,531,784</text:p>
          </table:table-cell>
          <table:table-cell table:style-name="ce4" table:formula="of:=[.D4]/[.E4]" office:value-type="float" office:value="0.00204703799516189" calcext:value-type="float">
            <text:p>0.002</text:p>
          </table:table-cell>
          <table:table-cell office:value-type="string" calcext:value-type="string">
            <text:p>https://app.dimensions.ai/discover/data_set?and_facet_for=2209</text:p>
          </table:table-cell>
          <table:table-cell office:value-type="float" office:value="20200413" calcext:value-type="float">
            <text:p>20200413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Information and computing sciences</text:p>
          </table:table-cell>
          <table:table-cell table:style-name="ce2" office:value-type="float" office:value="26824" calcext:value-type="float">
            <text:p>26,824</text:p>
          </table:table-cell>
          <table:table-cell table:style-name="ce2" office:value-type="float" office:value="4717245" calcext:value-type="float">
            <text:p>4,717,245</text:p>
          </table:table-cell>
          <table:table-cell table:style-name="ce4" table:formula="of:=[.D5]/[.E5]" office:value-type="float" office:value="0.00568636990446754" calcext:value-type="float">
            <text:p>0.006</text:p>
          </table:table-cell>
          <table:table-cell office:value-type="string" calcext:value-type="string">
            <text:p>https://app.dimensions.ai/discover/data_set?and_facet_for=2208</text:p>
          </table:table-cell>
          <table:table-cell office:value-type="float" office:value="20200413" calcext:value-type="float">
            <text:p>2020041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Studies in human society</text:p>
          </table:table-cell>
          <table:table-cell table:style-name="ce2" office:value-type="float" office:value="8429" calcext:value-type="float">
            <text:p>8,429</text:p>
          </table:table-cell>
          <table:table-cell table:style-name="ce2" office:value-type="float" office:value="3140361" calcext:value-type="float">
            <text:p>3,140,361</text:p>
          </table:table-cell>
          <table:table-cell table:style-name="ce4" table:formula="of:=[.D6]/[.E6]" office:value-type="float" office:value="0.00268408632001225" calcext:value-type="float">
            <text:p>0.003</text:p>
          </table:table-cell>
          <table:table-cell office:value-type="string" calcext:value-type="string">
            <text:p>https://app.dimensions.ai/discover/data_set?and_facet_for=2216</text:p>
          </table:table-cell>
          <table:table-cell office:value-type="float" office:value="20200413" calcext:value-type="float">
            <text:p>20200413</text:p>
          </table:table-cell>
          <table:table-cell table:number-columns-repeated="1016"/>
        </table:table-row>
        <table:table-row table:style-name="ro1" table:number-rows-repeated="6">
          <table:table-cell table:number-columns-repeated="3"/>
          <table:table-cell table:style-name="ce2" table:number-columns-repeated="2"/>
          <table:table-cell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ns" table:style-name="ta1">
        <table:table-column table:style-name="co2" table:number-columns-repeated="1024" table:default-cell-style-name="ce1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Field_sciences</text:p>
          </table:table-cell>
          <table:table-cell office:value-type="string" calcext:value-type="string">
            <text:p>Sum_data</text:p>
          </table:table-cell>
          <table:table-cell office:value-type="string" calcext:value-type="string">
            <text:p>Works_cited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Date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ns</text:p>
          </table:table-cell>
          <table:table-cell office:value-type="string" calcext:value-type="string">
            <text:p>Geology</text:p>
          </table:table-cell>
          <table:table-cell table:style-name="ce2" office:value-type="float" office:value="6167" calcext:value-type="float">
            <text:p>6,167</text:p>
          </table:table-cell>
          <table:table-cell table:style-name="ce2" office:value-type="float" office:value="177" calcext:value-type="float">
            <text:p>177</text:p>
          </table:table-cell>
          <table:table-cell table:style-name="ce5" table:formula="of:=[.E2]/[.D2]" office:value-type="float" office:value="0.0287011512891195" calcext:value-type="float">
            <text:p>0.03</text:p>
          </table:table-cell>
          <table:table-cell office:value-type="string" calcext:value-type="string">
            <text:p>https://www.lens.org/lens/scholar/search/results?q=&amp;page=0&amp;limit=10&amp;orderBy=%2Bscore&amp;filterMap=%7B%22publication_type%22:%7B%22dataset%22:true%7D,%22field_of_study%22:%7B%22Geology%22:true%7D%7D&amp;dateFilterField=year_published&amp;previewType=SCHOLAR_ANALYSIS&amp;preview=false&amp;regexEnabled=false&amp;useAuthorId=false&amp;stemmed=true&amp;authorField=author</text:p>
          </table:table-cell>
          <table:table-cell office:value-type="float" office:value="20200413" calcext:value-type="float">
            <text:p>20200413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ns</text:p>
          </table:table-cell>
          <table:table-cell office:value-type="string" calcext:value-type="string">
            <text:p>Hydrology</text:p>
          </table:table-cell>
          <table:table-cell table:style-name="ce2" office:value-type="float" office:value="1847" calcext:value-type="float">
            <text:p>1,847</text:p>
          </table:table-cell>
          <table:table-cell table:style-name="ce2" office:value-type="float" office:value="92" calcext:value-type="float">
            <text:p>92</text:p>
          </table:table-cell>
          <table:table-cell table:style-name="ce5" table:formula="of:=[.E3]/[.D3]" office:value-type="float" office:value="0.0498105035192204" calcext:value-type="float">
            <text:p>0.05</text:p>
          </table:table-cell>
          <table:table-cell office:value-type="string" calcext:value-type="string">
            <text:p>https://www.lens.org/lens/scholar/search/results?q=&amp;page=0&amp;limit=10&amp;orderBy=%2Bscore&amp;filterMap=%7B%22publication_type%22:%7B%22dataset%22:true%7D,%22field_of_study%22:%7B%22Hydrology%22:true%7D%7D&amp;dateFilterField=year_published&amp;previewType=SCHOLAR_ANALYSIS&amp;preview=false&amp;regexEnabled=false&amp;useAuthorId=false&amp;stemmed=true&amp;authorField=author</text:p>
          </table:table-cell>
          <table:table-cell office:value-type="float" office:value="20200413" calcext:value-type="float">
            <text:p>20200413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ns</text:p>
          </table:table-cell>
          <table:table-cell office:value-type="string" calcext:value-type="string">
            <text:p>Psychology</text:p>
          </table:table-cell>
          <table:table-cell table:style-name="ce2" office:value-type="float" office:value="35119" calcext:value-type="float">
            <text:p>35,119</text:p>
          </table:table-cell>
          <table:table-cell table:style-name="ce2" office:value-type="float" office:value="2153" calcext:value-type="float">
            <text:p>2,153</text:p>
          </table:table-cell>
          <table:table-cell table:style-name="ce5" table:formula="of:=[.E4]/[.D4]" office:value-type="float" office:value="0.061305845838435" calcext:value-type="float">
            <text:p>0.06</text:p>
          </table:table-cell>
          <table:table-cell office:value-type="string" calcext:value-type="string">
            <text:p>https://www.lens.org/lens/scholar/search/results?q=&amp;page=0&amp;limit=10&amp;orderBy=%2Bscore&amp;filterMap=%7B%22publication_type%22:%7B%22dataset%22:true%7D,%22field_of_study%22:%7B%22Psychology%22:true%7D%7D&amp;dateFilterField=year_published&amp;previewType=SCHOLAR_ANALYSIS&amp;preview=false&amp;regexEnabled=false&amp;useAuthorId=false&amp;stemmed=true&amp;authorField=author</text:p>
          </table:table-cell>
          <table:table-cell office:value-type="float" office:value="20200413" calcext:value-type="float">
            <text:p>20200413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ns</text:p>
          </table:table-cell>
          <table:table-cell office:value-type="string" calcext:value-type="string">
            <text:p>Medicine</text:p>
          </table:table-cell>
          <table:table-cell table:style-name="ce2" office:value-type="float" office:value="22656" calcext:value-type="float">
            <text:p>22,656</text:p>
          </table:table-cell>
          <table:table-cell table:style-name="ce2" office:value-type="float" office:value="753" calcext:value-type="float">
            <text:p>753</text:p>
          </table:table-cell>
          <table:table-cell table:style-name="ce5" table:formula="of:=[.E5]/[.D5]" office:value-type="float" office:value="0.0332362288135593" calcext:value-type="float">
            <text:p>0.03</text:p>
          </table:table-cell>
          <table:table-cell office:value-type="string" calcext:value-type="string">
            <text:p>https://www.lens.org/lens/scholar/search/results?q=&amp;page=0&amp;limit=10&amp;orderBy=%2Bscore&amp;filterMap=%7B%22publication_type%22:%7B%22dataset%22:true%7D,%22field_of_study%22:%7B%22Medicine%22:true%7D%7D&amp;dateFilterField=year_published&amp;previewType=SCHOLAR_ANALYSIS&amp;preview=false&amp;regexEnabled=false&amp;useAuthorId=false&amp;stemmed=true&amp;authorField=author</text:p>
          </table:table-cell>
          <table:table-cell office:value-type="float" office:value="20200413" calcext:value-type="float">
            <text:p>2020041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ns</text:p>
          </table:table-cell>
          <table:table-cell office:value-type="string" calcext:value-type="string">
            <text:p>Political sciences</text:p>
          </table:table-cell>
          <table:table-cell table:style-name="ce2" office:value-type="float" office:value="3856" calcext:value-type="float">
            <text:p>3,856</text:p>
          </table:table-cell>
          <table:table-cell table:style-name="ce2" office:value-type="float" office:value="278" calcext:value-type="float">
            <text:p>278</text:p>
          </table:table-cell>
          <table:table-cell table:style-name="ce5" table:formula="of:=[.E6]/[.D6]" office:value-type="float" office:value="0.0720954356846473" calcext:value-type="float">
            <text:p>0.07</text:p>
          </table:table-cell>
          <table:table-cell office:value-type="string" calcext:value-type="string">
            <text:p>https://www.lens.org/lens/scholar/search/results?q=&amp;page=0&amp;limit=10&amp;orderBy=%2Bscore&amp;filterMap=%7B%22publication_type%22:%7B%22dataset%22:true%7D,%22field_of_study%22:%7B%22Political%20science%22:true%7D%7D&amp;dateFilterField=year_published&amp;previewType=SCHOLAR_ANALYSIS&amp;preview=false&amp;regexEnabled=false&amp;useAuthorId=false&amp;stemmed=true&amp;authorField=author</text:p>
          </table:table-cell>
          <table:table-cell office:value-type="float" office:value="20200413" calcext:value-type="float">
            <text:p>20200413</text:p>
          </table:table-cell>
          <table:table-cell table:number-columns-repeated="1016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ID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13" loext:min-decimal-places="13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4" loext:min-decimal-places="14" number:min-integer-digits="1"/>
    </number:number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7" loext:min-decimal-places="17" number:min-integer-digits="1"/>
    </number:number-style>
    <number:number-style style:name="N129">
      <number:number number:decimal-places="18" loext:min-decimal-places="18" number:min-integer-digits="1"/>
    </number:number-style>
    <number:number-style style:name="N130">
      <number:number number:decimal-places="19" loext:min-decimal-places="19" number:min-integer-digits="1"/>
    </number:number-style>
    <number:number-style style:name="N131">
      <number:number number:decimal-places="20" loext:min-decimal-places="20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3">00/00/0000</text:date>, <text:time style:data-style-name="N2" text:time-value="20:55:07.398043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sapta Erwin Irawan</meta:initial-creator>
    <meta:creation-date>2020-04-13T20:03:11.638675000</meta:creation-date>
    <dc:date>2020-04-13T20:55:57.468871000</dc:date>
    <dc:creator>Dasapta Erwin Irawan</dc:creator>
    <meta:editing-duration>PT20M1S</meta:editing-duration>
    <meta:editing-cycles>8</meta:editing-cycles>
    <meta:generator>LibreOffice/6.0.4.2$MacOSX_X86_64 LibreOffice_project/9b0d9b32d5dcda91d2f1a96dc04c645c450872bf</meta:generator>
    <meta:document-statistic meta:table-count="2" meta:cell-count="96" meta:object-count="0"/>
  </office:meta>
</office:document-meta>
</file>